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83ad1" officeooo:paragraph-rsid="00183ad1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83ad1" officeooo:paragraph-rsid="00183ad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183ad1" officeooo:paragraph-rsid="00183ad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73ca" officeooo:paragraph-rsid="001973c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b4fcb" officeooo:paragraph-rsid="001b4fc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baec0" officeooo:paragraph-rsid="001baec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e080b" officeooo:paragraph-rsid="001e080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69fbd" officeooo:paragraph-rsid="00269fb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30b538" officeooo:paragraph-rsid="0030b538" style:font-size-asian="10.5pt" style:font-size-complex="12pt"/>
    </style:style>
    <style:style style:name="T1" style:family="text">
      <style:text-properties officeooo:rsid="00189245"/>
    </style:style>
    <style:style style:name="T2" style:family="text">
      <style:text-properties officeooo:rsid="001a1a63"/>
    </style:style>
    <style:style style:name="T3" style:family="text">
      <style:text-properties officeooo:rsid="001e6616"/>
    </style:style>
    <style:style style:name="T4" style:family="text">
      <style:text-properties officeooo:rsid="0027d451"/>
    </style:style>
    <style:style style:name="T5" style:family="text">
      <style:text-properties officeooo:rsid="0030c7c7"/>
    </style:style>
    <style:style style:name="T6" style:family="text">
      <style:text-properties officeooo:rsid="0031d5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O DO TRABALHO BACK-END</text:p>
      <text:p text:style-name="P1"/>
      <text:p text:style-name="P3">O projeto realizado é uma aplicação para pessoas fazerem análises de restaurantes em que comeram. É possível se registrar e fazer login. Cada usuário possui um perfil, e só é possível criar posts se o usuário estiver logado. </text:p>
      <text:p text:style-name="P3"/>
      <text:p text:style-name="P3">Os usuários possuem <text:span text:style-name="T1">id, </text:span>nome, nome de usuário <text:span text:style-name="T1">e senha. Os posts são compostos por um id, título e descrição. </text:span></text:p>
      <text:p text:style-name="P3"/>
      <text:p text:style-name="P4">Os modelos para armazenar os dados no banco de dados, <text:span text:style-name="T2">seguem a descrição acima.</text:span></text:p>
      <text:p text:style-name="P4"/>
      <text:p text:style-name="P5">Para a validação dos dados de entrada para autenticação de usuário e cadastros, foi utilizado um middleware chamado passportJS.</text:p>
      <text:p text:style-name="P5"/>
      <text:p text:style-name="P6">O stack utilizado para o desenvolvimento foi: node.js (Express.js), Bootstrap 4 e MySQL.</text:p>
      <text:p text:style-name="P6"/>
      <text:p text:style-name="P7">Node.js é um <text:span text:style-name="T3">interpretador de Javascript que roda na engine V8 do Google Chrome. O node utiliza uma arquitetura voltada a eventos, que se integra muito bem com o Javascript. O node trabalho de forma assíncrona, através de requisições e respostas que se dão através de eventos. É uma linguagem bastante usada no back-end das aplicações.</text:span></text:p>
      <text:p text:style-name="P7"/>
      <text:p text:style-name="P8">Express.js é um framework de node.js, que ajuda na organização da aplicação através da arquitetura MVC. <text:tab/><text:span text:style-name="T4">É possível usar templates, e o utilizado na aplicação foi o ejs. O express ajuda a gerenciar tudo, desde rotas até views. É mantido pela própria node.js Foundation.</text:span></text:p>
      <text:p text:style-name="P8"/>
      <text:p text:style-name="P9">Bootstrap é um framework utilizad<text:span text:style-name="T5">o</text:span> na parte front-end da aplicação. <text:span text:style-name="T6">Possui templates HTML e CSS para a estilização das páginas, é simples de usar e também é responsivo.</text:span></text:p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01:33.815720726</meta:creation-date>
    <dc:date>2018-07-12T15:29:56.407708422</dc:date>
    <meta:editing-duration>PT18M2S</meta:editing-duration>
    <meta:editing-cycles>22</meta:editing-cycles>
    <meta:generator>LibreOffice/5.4.7.2$Linux_X86_64 LibreOffice_project/40m0$Build-2</meta:generator>
    <meta:document-statistic meta:table-count="0" meta:image-count="0" meta:object-count="0" meta:page-count="1" meta:paragraph-count="9" meta:word-count="236" meta:character-count="1430" meta:non-whitespace-character-count="1200"/>
  </office:meta>
</office:document-meta>
</file>